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2.01pt"/>
    </style:style>
    <style:style style:name="co3" style:family="table-column">
      <style:table-column-properties fo:break-before="auto" style:column-width="317.99pt"/>
    </style:style>
    <style:style style:name="co4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249pt"/>
    </style:style>
    <style:style style:name="co7" style:family="table-column">
      <style:table-column-properties fo:break-before="auto" style:column-width="277.51pt"/>
    </style:style>
    <style:style style:name="co8" style:family="table-column">
      <style:table-column-properties fo:break-before="auto" style:column-width="263.99pt"/>
    </style:style>
    <style:style style:name="co9" style:family="table-column">
      <style:table-column-properties fo:break-before="auto" style:column-width="279.75pt"/>
    </style:style>
    <style:style style:name="co10" style:family="table-column">
      <style:table-column-properties fo:break-before="auto" style:column-width="371.25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270.74pt"/>
    </style:style>
    <style:style style:name="co13" style:family="table-column">
      <style:table-column-properties fo:break-before="auto" style:column-width="146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Persoon_2c__20_Sam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0" style:apply-style-name="ConditionalStyle_5f_1" style:base-cell-address="Totaal.B2"/>
    </style:style>
    <style:style style:name="ce7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5-09" calcext:value-type="date">
            <text:p>09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/>
          <table:table-cell table:style-name="ce4"/>
          <table:table-cell table:style-name="ce9" office:value-type="date" office:date-value="2017-05-09" calcext:value-type="date">
            <text:p>09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6" calcext:value-type="string">
            <text:p>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4" calcext:value-type="string">
            <text:p>4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eine dingen aan API, User bea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9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ccount en Person omzetten naar Us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6" calcext:value-type="date">
            <text:p>06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Zorgen dat authenticatie gelijk is aan API specificatie 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Permissions afwerk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/users/me paden ondersteun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ndersteuning voor properties implementeren</text:p>
          </table:table-cell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4])" office:value-type="string" office:string-value="21" calcext:value-type="string">
            <text:p>2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ugs fix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/>
          <table:table-cell table:style-name="ce9" office:value-type="date" office:date-value="2017-04-15" calcext:value-type="date">
            <text:p>1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Nieuwe paden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9:.C37])" office:value-type="string" office:string-value="16.5" calcext:value-type="string">
            <text:p>1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9:.H36])" office:value-type="string" office:string-value="14" calcext:value-type="string">
            <text:p>14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7" calcext:value-type="date">
            <text:p>1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oorbereiden vergadering mor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9" office:value-type="date" office:date-value="2017-04-18" calcext:value-type="date">
            <text:p>18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 + samen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9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Kleine zaken toevoegen aan controllers + beginnen aan filt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ocumentatie schrijven/updat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/>
          <table:table-cell table:style-name="ce9" office:value-type="date" office:date-value="2017-04-21" calcext:value-type="date">
            <text:p>21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2:.C53])" office:value-type="string" office:string-value="33" calcext:value-type="string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2:.H49])" office:value-type="string" office:string-value="20" calcext:value-type="string">
            <text:p>2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9" office:value-type="date" office:date-value="2017-04-28" calcext:value-type="date">
            <text:p>2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 opstell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9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rchitectuur backend verbe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8:.C69])" office:value-type="string" office:string-value="22" calcext:value-type="string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8:.H65])" office:value-type="string" office:string-value="7" calcext:value-type="string">
            <text:p>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axes + commissies implementeren in api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Nadenken over logging + basis versie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9" office:value-type="date" office:date-value="2017-05-04" calcext:value-type="date">
            <text:p>04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straints exce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Issues oplossen, logging aanpassen naar feedback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4:.C81])" office:value-type="string" office:string-value="12.5" calcext:value-type="string">
            <text:p>1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4:.H81])" office:value-type="string" office:string-value="21.5" calcext:value-type="string">
            <text:p>21.5</text:p>
          </table:table-cell>
          <table:table-cell table:style-name="ce6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REST test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.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6.75" calcext:value-type="string">
            <text:p>16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9.5" calcext:value-type="string">
            <text:p>9.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14" office:value-type="date" office:date-value="2017-04-06" calcext:value-type="date">
            <text:p>06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database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8" calcext:value-type="date">
            <text:p>0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verandering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8.5" calcext:value-type="string">
            <text:p>1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1" calcext:value-type="string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runn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diagrammen &amp; test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5.5" calcext:value-type="string">
            <text:p>2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14" calcext:value-type="string">
            <text:p>14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RESTcontroller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RESTcontroller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17" calcext:value-type="string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 office:value-type="date" office:date-value="2017-05-04" calcext:value-type="date">
            <text:p>04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2" calcext:value-type="string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18" calcext:value-type="string">
            <text:p>18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Configuratie frontend + kleine wijzigingen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20.5" calcext:value-type="string">
            <text:p>20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3" calcext:value-type="string">
            <text:p>3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uthenticatie modul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Implementatie RESTFunction + 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Controller test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STController tests + frontend login fixe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/>
          <table:table-cell table:style-name="ce5" office:value-type="date" office:date-value="2017-04-09" calcext:value-type="date">
            <text:p>0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unctions + roles in frontend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5" calcext:value-type="string">
            <text:p>1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4.25" calcext:value-type="float">
            <text:p>4.25</text:p>
          </table:table-cell>
          <table:table-cell table:style-name="ce4" office:value-type="string" calcext:value-type="string">
            <text:p>Frontend refacto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beteren authenticatie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9.5" calcext:value-type="float">
            <text:p>9.5</text:p>
          </table:table-cell>
          <table:table-cell table:style-name="ce4" office:value-type="string" calcext:value-type="string">
            <text:p>Permissie's maken i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unctionele component maken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/>
          <table:table-cell table:style-name="ce15" office:value-type="date" office:date-value="2017-04-14" calcext:value-type="date">
            <text:p>14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Afwerken permissie's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string" office:string-value="27.75" calcext:value-type="string">
            <text:p>27.7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Documentere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23" calcext:value-type="date">
            <text:p>2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" calcext:value-type="string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10.5" calcext:value-type="string">
            <text:p>10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proberen fixen paths in index.htm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pdaten van ResourceModu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plossen refresh iss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Schrijven 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.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/>
          <table:table-cell table:style-name="ce16" office:value-type="date" office:date-value="2017-04-30" calcext:value-type="date">
            <text:p>30/04/20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rontend improveme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12.5" calcext:value-type="string">
            <text:p>12.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Afwerken API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Frontend issues oploss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string" office:string-value="25" calcext:value-type="string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string" office:string-value="16.5" calcext:value-type="string">
            <text:p>16.5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4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7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7" table:number-columns-repeated="3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9.75" calcext:value-type="string">
            <text:p>9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pdate DAO'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ibernate for Users and Enum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/>
          <table:table-cell table:style-name="ce15" office:value-type="date" office:date-value="2017-04-07" calcext:value-type="date">
            <text:p>07/04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eck test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ergadering + nieuwe implementatie van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mall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 office:value-type="date" office:date-value="2019-07-15" calcext:value-type="date">
            <text:p>15/07/1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ill database, add init c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5.5" calcext:value-type="string">
            <text:p>1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1" calcext:value-type="string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/>
          <table:table-cell table:style-name="ce19" office:value-type="date" office:date-value="2017-04-21" calcext:value-type="date">
            <text:p>21/04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resentatie voorbereiden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8.5" calcext:value-type="string">
            <text:p>2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19.5" calcext:value-type="string">
            <text:p>19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Env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aanpassin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10" office:value-type="string" calcext:value-type="string">
            <text:p>31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Database validation mapp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2.5" calcext:value-type="string">
            <text:p>3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13" calcext:value-type="string">
            <text:p>13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ransacties veranderingen, Eigen annotatie via xm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Minor bugfixes and CSV impor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20"/>
          <table:table-cell table:style-name="ce21" table:number-columns-repeated="2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7" calcext:value-type="string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0])" office:value-type="string" office:string-value="19" calcext:value-type="string">
            <text:p>19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3" office:value-type="date" office:date-value="2017-02-13" calcext:value-type="date">
            <text:p>13/02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14" office:value-type="date" office:date-value="2017-03-29" calcext:value-type="date">
            <text:p>29/03/1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Read about frontend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implement authenticatio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5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fix small authentication issu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1.5" calcext:value-type="string">
            <text:p>11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merging branch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ing auth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5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14" office:value-type="date" office:date-value="2017-04-07" calcext:value-type="date">
            <text:p>07/04/1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arching about token refresh and logout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y to understand insurance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9" calcext:value-type="date">
            <text:p>09/04/17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finaly settle on an insurance model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7" calcext:value-type="string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quick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leren kennen + implementatie ideen 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invoices+ bugfix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0" calcext:value-type="string">
            <text:p>1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vergadering, bug fixing en invoices backend +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, frontend backend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ix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22.5" calcext:value-type="string">
            <text:p>22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Startvergadering mil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 frontend form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31" calcext:value-type="string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8" calcext:value-type="string">
            <text:p>8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5-01" calcext:value-type="date">
            <text:p>01/05/1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14" office:value-type="date" office:date-value="2017-05-04" calcext:value-type="date">
            <text:p>04/05/1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4" office:value-type="date" office:date-value="2017-05-06" calcext:value-type="date">
            <text:p>06/05/1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afwerken forms en start commision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5" calcext:value-type="string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6:.H72])" office:value-type="string" office:string-value="15.5" calcext:value-type="string">
            <text:p>15.5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24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1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15" calcext:value-type="date">
            <text:p>15/02/17</text:p>
          </table:table-cell>
          <table:table-cell table:style-name="ce31" office:value-type="float" office:value="0.25" calcext:value-type="float">
            <text:p>0.25</text:p>
          </table:table-cell>
          <table:table-cell table:style-name="ce27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2.5" calcext:value-type="float">
            <text:p>2.5</text:p>
          </table:table-cell>
          <table:table-cell table:style-name="ce27" office:value-type="string" calcext:value-type="string">
            <text:p>Vergadering + voorbereiding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17" calcext:value-type="date">
            <text:p>17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Aanmaken van een test locatie op de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18" calcext:value-type="date">
            <text:p>18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7" office:value-type="string" calcext:value-type="string">
            <text:p>Verhuizing frontend naar /test/ o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19" calcext:value-type="date">
            <text:p>19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Restyle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4:.C11])" office:value-type="string" office:string-value="9.25" calcext:value-type="string">
            <text:p>9.25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9.5" calcext:value-type="string">
            <text:p>9.5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2.5" calcext:value-type="string">
            <text:p>2.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2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2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0" calcext:value-type="date">
            <text:p>20/02/17</text:p>
          </table:table-cell>
          <table:table-cell table:style-name="ce31" office:value-type="float" office:value="7" calcext:value-type="float">
            <text:p>7</text:p>
          </table:table-cell>
          <table:table-cell table:style-name="ce27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1" calcext:value-type="date">
            <text:p>21/02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1" calcext:value-type="date">
            <text:p>21/02/17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5" calcext:value-type="date">
            <text:p>25/02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working out login token refresh protoco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5" calcext:value-type="date">
            <text:p>25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27" office:value-type="string" calcext:value-type="string">
            <text:p>help understanding insurance and work on login page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6" calcext:value-type="date">
            <text:p>26/02/17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/>
          <table:table-cell table:style-name="ce15" office:value-type="date" office:date-value="2017-04-10" calcext:value-type="date">
            <text:p>10/04/17</text:p>
          </table:table-cell>
          <table:table-cell table:style-name="ce4" office:value-type="float" office:value="6" calcext:value-type="float">
            <text:p>6</text:p>
          </table:table-cell>
          <table:table-cell table:style-name="ce27" office:value-type="string" calcext:value-type="string">
            <text:p>Restyle + modulariseer frontend form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16:.C23])" office:value-type="string" office:string-value="23" calcext:value-type="string">
            <text:p>23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7" calcext:value-type="string">
            <text:p>17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8"/>
          <table:table-cell table:style-name="ce29"/>
          <table:table-cell table:style-name="ce28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3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28" calcext:value-type="date">
            <text:p>28/02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28" calcext:value-type="date">
            <text:p>28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01" calcext:value-type="date">
            <text:p>01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02" calcext:value-type="date">
            <text:p>02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04" calcext:value-type="date">
            <text:p>04/02/17</text:p>
          </table:table-cell>
          <table:table-cell table:style-name="ce31" office:value-type="float" office:value="5" calcext:value-type="float">
            <text:p>5</text:p>
          </table:table-cell>
          <table:table-cell table:style-name="ce27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1" table:number-columns-repeated="2"/>
          <table:table-cell table:style-name="ce27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28:.C35])" office:value-type="string" office:string-value="15.5" calcext:value-type="string">
            <text:p>15.5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34"/>
          <table:table-cell table:number-columns-repeated="1015"/>
        </table:table-row>
        <table:table-row table:style-name="ro1" table:number-rows-repeated="2">
          <table:table-cell table:style-name="ce28"/>
          <table:table-cell table:style-name="ce29"/>
          <table:table-cell table:style-name="ce28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4</text:p>
          </table:table-cell>
          <table:table-cell table:style-name="ce33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06" calcext:value-type="date">
            <text:p>06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15"/>
          <table:table-cell table:style-name="ce35" office:value-type="date" office:date-value="2017-04-18" calcext:value-type="date">
            <text:p>18/04/17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string" calcext:value-type="string">
            <text:p>Validation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06" calcext:value-type="date">
            <text:p>06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5" calcext:value-type="float">
            <text:p>5</text:p>
          </table:table-cell>
          <table:table-cell table:style-name="ce27" office:value-type="string" calcext:value-type="string">
            <text:p>Validation + frontend bugs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07" calcext:value-type="date">
            <text:p>07/03/17</text:p>
          </table:table-cell>
          <table:table-cell table:style-name="ce31" office:value-type="float" office:value="5" calcext:value-type="float">
            <text:p>5</text:p>
          </table:table-cell>
          <table:table-cell table:style-name="ce27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string" calcext:value-type="string">
            <text:p>Presentatie + laatste verfijningen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07" calcext:value-type="date">
            <text:p>07/03/17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Bekijk frontend structuur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0" calcext:value-type="date">
            <text:p>10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Vehicle frontend + jenkins fixen</text:p>
          </table:table-cell>
          <table:table-cell/>
          <table:table-cell table:style-name="ce4"/>
          <table:table-cell table:style-name="ce15" office:value-type="date" office:date-value="2017-04-22" calcext:value-type="date">
            <text:p>22/04/17</text:p>
          </table:table-cell>
          <table:table-cell table:style-name="ce4" office:value-type="float" office:value="2" calcext:value-type="float">
            <text:p>2</text:p>
          </table:table-cell>
          <table:table-cell table:style-name="ce27" office:value-type="string" calcext:value-type="string">
            <text:p>Schets frontend structuur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1"/>
          <table:table-cell table:style-name="ce27" table:number-columns-repeated="2"/>
          <table:table-cell/>
          <table:table-cell table:style-name="ce4"/>
          <table:table-cell table:style-name="ce15" office:value-type="date" office:date-value="2017-04-23" calcext:value-type="date">
            <text:p>23/04/17</text:p>
          </table:table-cell>
          <table:table-cell table:style-name="ce4" office:value-type="float" office:value="4" calcext:value-type="float">
            <text:p>4</text:p>
          </table:table-cell>
          <table:table-cell table:style-name="ce27" office:value-type="string" calcext:value-type="string">
            <text:p>Herimplementeer listComponent</text:p>
          </table:table-cell>
          <table:table-cell table:number-columns-repeated="1015"/>
        </table:table-row>
        <table:table-row table:style-name="ro1" table:number-rows-repeated="2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40:.C47])" office:value-type="string" office:string-value="19" calcext:value-type="string">
            <text:p>19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21" calcext:value-type="string">
            <text:p>21</text:p>
          </table:table-cell>
          <table:table-cell table:style-name="ce34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2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5</text:p>
          </table:table-cell>
          <table:table-cell table:style-name="ce33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3" calcext:value-type="date">
            <text:p>13/03/17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18" office:value-type="date" office:date-value="2017-04-24" calcext:value-type="date">
            <text:p>24/04</text:p>
          </table:table-cell>
          <table:table-cell table:style-name="ce10" office:value-type="float" office:value="5" calcext:value-type="float">
            <text:p>5</text:p>
          </table:table-cell>
          <table:table-cell table:style-name="ce27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3" calcext:value-type="date">
            <text:p>13/03/17</text:p>
          </table:table-cell>
          <table:table-cell table:style-name="ce31" office:value-type="float" office:value="6" calcext:value-type="float">
            <text:p>6</text:p>
          </table:table-cell>
          <table:table-cell table:style-name="ce27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Refresh tokens bekijken + auth controller nalezen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4" calcext:value-type="date">
            <text:p>14/03/17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CR opstellen + auth controller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5" calcext:value-type="date">
            <text:p>15/03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5" calcext:value-type="date">
            <text:p>15/03/17</text:p>
          </table:table-cell>
          <table:table-cell table:style-name="ce31" office:value-type="float" office:value="6" calcext:value-type="float">
            <text:p>6</text:p>
          </table:table-cell>
          <table:table-cell table:style-name="ce27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6" calcext:value-type="date">
            <text:p>16/03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7" calcext:value-type="date">
            <text:p>17/03/17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9" calcext:value-type="date">
            <text:p>19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52:.C59])" office:value-type="string" office:string-value="25.5" calcext:value-type="string">
            <text:p>25.5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8" calcext:value-type="string">
            <text:p>8</text:p>
          </table:table-cell>
          <table:table-cell table:style-name="ce34"/>
          <table:table-cell table:number-columns-repeated="1015"/>
        </table:table-row>
        <table:table-row table:style-name="ro1" table:number-rows-repeated="2">
          <table:table-cell table:style-name="ce28"/>
          <table:table-cell table:style-name="ce29"/>
          <table:table-cell table:style-name="ce28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6</text:p>
          </table:table-cell>
          <table:table-cell table:style-name="ce33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21" calcext:value-type="date">
            <text:p>21/03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21" calcext:value-type="date">
            <text:p>21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Configuratie server/testen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Jwt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26" calcext:value-type="date">
            <text:p>26/03/17</text:p>
          </table:table-cell>
          <table:table-cell table:style-name="ce31" office:value-type="float" office:value="4.5" calcext:value-type="float">
            <text:p>4.5</text:p>
          </table:table-cell>
          <table:table-cell table:style-name="ce27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7" office:value-type="date" office:date-value="2017-05-05" calcext:value-type="date">
            <text:p>5/5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string" calcext:value-type="string">
            <text:p>Vergadering + jwt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/>
          <table:table-cell table:style-name="ce31"/>
          <table:table-cell table:style-name="ce27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string" calcext:value-type="string">
            <text:p>Lists afwerken</text:p>
          </table:table-cell>
          <table:table-cell table:number-columns-repeated="1015"/>
        </table:table-row>
        <table:table-row table:style-name="ro1" table:number-rows-repeated="4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64:.C71])" office:value-type="string" office:string-value="10" calcext:value-type="string">
            <text:p>10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15" calcext:value-type="string">
            <text:p>15</text:p>
          </table:table-cell>
          <table:table-cell table:style-name="ce34"/>
          <table:table-cell table:number-columns-repeated="1015"/>
        </table:table-row>
        <table:table-row table:style-name="ro1" table:number-rows-repeated="928">
          <table:table-cell table:style-name="ce28"/>
          <table:table-cell table:style-name="ce29"/>
          <table:table-cell table:style-name="ce28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7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odel verzekering +klasse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7" calcext:value-type="string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verzek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2" calcext:value-type="string">
            <text:p>1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acturatie + 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 office:value-type="date" office:date-value="2017-04-15" calcext:value-type="date">
            <text:p>15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 office:value-type="date" office:date-value="2017-04-16" calcext:value-type="date">
            <text:p>1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.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9" calcext:value-type="string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0.5" calcext:value-type="string">
            <text:p>10.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facturatie +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4" office:value-type="string" calcext:value-type="string">
            <text:p>vergadering + 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 af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fwerken deadline + gebruikers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35.25" calcext:value-type="string">
            <text:p>3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23.5" calcext:value-type="string">
            <text:p>23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29.5" calcext:value-type="string">
            <text:p>29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12.5" calcext:value-type="string">
            <text:p>12.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 office:value-type="date" office:date-value="2017-05-03" calcext:value-type="date">
            <text:p>03/05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 office:value-type="date" office:date-value="2017-05-04" calcext:value-type="date">
            <text:p>04/05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 office:value-type="date" office:date-value="2017-05-05" calcext:value-type="date">
            <text:p>05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16" calcext:value-type="string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17" calcext:value-type="string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74" office:value-type="string" calcext:value-type="string">
            <text:p>Naam</text:p>
          </table:table-cell>
          <table:table-cell table:style-name="ce77" office:value-type="string" calcext:value-type="string">
            <text:p>Week 1</text:p>
          </table:table-cell>
          <table:table-cell table:style-name="ce77" office:value-type="string" calcext:value-type="string">
            <text:p>Week 2</text:p>
          </table:table-cell>
          <table:table-cell table:style-name="ce77" office:value-type="string" calcext:value-type="string">
            <text:p>Week 3</text:p>
          </table:table-cell>
          <table:table-cell table:style-name="ce77" office:value-type="string" calcext:value-type="string">
            <text:p>Week 4</text:p>
          </table:table-cell>
          <table:table-cell table:style-name="ce77" office:value-type="string" calcext:value-type="string">
            <text:p>Week 5</text:p>
          </table:table-cell>
          <table:table-cell table:style-name="ce77" office:value-type="string" calcext:value-type="string">
            <text:p>Week 6</text:p>
          </table:table-cell>
          <table:table-cell table:style-name="ce77" office:value-type="string" calcext:value-type="string">
            <text:p>Week 7</text:p>
          </table:table-cell>
          <table:table-cell table:number-columns-repeated="2" table:style-name="ce77" office:value-type="string" calcext:value-type="string">
            <text:p>Paasvakantie</text:p>
          </table:table-cell>
          <table:table-cell table:style-name="ce77" office:value-type="string" calcext:value-type="string">
            <text:p>Week 10</text:p>
          </table:table-cell>
          <table:table-cell table:style-name="ce77" office:value-type="string" calcext:value-type="string">
            <text:p>Week 11</text:p>
          </table:table-cell>
          <table:table-cell table:style-name="ce77" office:value-type="string" calcext:value-type="string">
            <text:p>Week 12</text:p>
          </table:table-cell>
          <table:table-cell table:style-name="ce77" office:value-type="string" calcext:value-type="string">
            <text:p>Week 13</text:p>
          </table:table-cell>
          <table:table-cell table:style-name="ce77" office:value-type="string" calcext:value-type="string">
            <text:p>Week 14</text:p>
          </table:table-cell>
          <table:table-cell table:style-name="ce77" office:value-type="string" calcext:value-type="string">
            <text:p>Totaal</text:p>
          </table:table-cell>
          <table:table-cell table:style-name="ce60" table:number-columns-repeated="2"/>
          <table:table-cell table:number-columns-repeated="1006"/>
        </table:table-row>
        <table:table-row table:style-name="ro1">
          <table:table-cell table:style-name="ce75" office:value-type="string" calcext:value-type="string">
            <text:p>De Pontieu, Thomas</text:p>
          </table:table-cell>
          <table:table-cell table:style-name="ce78" table:formula="of:=[$'De Pontieu, Thomas'.$C$12]" office:value-type="string" office:string-value="3.75" calcext:value-type="string">
            <text:p>3.75</text:p>
          </table:table-cell>
          <table:table-cell table:style-name="ce78" table:formula="of:=[$'De Pontieu, Thomas'.$C$24]" office:value-type="string" office:string-value="14.5" calcext:value-type="string">
            <text:p>14.5</text:p>
          </table:table-cell>
          <table:table-cell table:style-name="ce78" table:formula="of:=[$'De Pontieu, Thomas'.$C$36]" office:value-type="string" office:string-value="13.5" calcext:value-type="string">
            <text:p>13.5</text:p>
          </table:table-cell>
          <table:table-cell table:style-name="ce78" table:formula="of:=[$'De Pontieu, Thomas'.$C$48]" office:value-type="string" office:string-value="25.5" calcext:value-type="string">
            <text:p>25.5</text:p>
          </table:table-cell>
          <table:table-cell table:style-name="ce78" table:formula="of:=[$'De Pontieu, Thomas'.$C$60]" office:value-type="string" office:string-value="36.5" calcext:value-type="string">
            <text:p>36.5</text:p>
          </table:table-cell>
          <table:table-cell table:style-name="ce78" table:formula="of:=[$'De Pontieu, Thomas'.$C$72]" office:value-type="string" office:string-value="2" calcext:value-type="string">
            <text:p>2</text:p>
          </table:table-cell>
          <table:table-cell table:style-name="ce78" table:formula="of:=[$'De Pontieu, Thomas'.$H$12]" office:value-type="string" office:string-value="16.75" calcext:value-type="string">
            <text:p>16.75</text:p>
          </table:table-cell>
          <table:table-cell table:style-name="ce78" table:formula="of:=[$'De Pontieu, Thomas'.$H$24]" office:value-type="string" office:string-value="18.5" calcext:value-type="string">
            <text:p>18.5</text:p>
          </table:table-cell>
          <table:table-cell table:style-name="ce78" table:formula="of:=[$'De Pontieu, Thomas'.$H$36]" office:value-type="string" office:string-value="11" calcext:value-type="string">
            <text:p>11</text:p>
          </table:table-cell>
          <table:table-cell table:style-name="ce78" table:formula="of:=[$'De Pontieu, Thomas'.$H$48]" office:value-type="string" office:string-value="14" calcext:value-type="string">
            <text:p>14</text:p>
          </table:table-cell>
          <table:table-cell table:style-name="ce78" table:formula="of:=[$'De Pontieu, Thomas'.$H$60]" office:value-type="string" office:string-value="17" calcext:value-type="string">
            <text:p>17</text:p>
          </table:table-cell>
          <table:table-cell table:style-name="ce78" table:formula="of:=[$'De Pontieu, Thomas'.$H$72]" office:value-type="string" office:string-value="18" calcext:value-type="string">
            <text:p>18</text:p>
          </table:table-cell>
          <table:table-cell table:style-name="ce78" table:formula="of:=[$'De Pontieu, Thomas'.$M$12]" office:value-type="string" office:string-value="9.5" calcext:value-type="string">
            <text:p>9.5</text:p>
          </table:table-cell>
          <table:table-cell table:style-name="ce78" table:formula="of:=[$'De Pontieu, Thomas'.$M$24]" office:value-type="string" office:string-value="0" calcext:value-type="string">
            <text:p>0</text:p>
          </table:table-cell>
          <table:table-cell table:style-name="ce81" table:formula="of:=SUM([.B2:.O2])" office:value-type="float" office:value="0" calcext:value-type="float">
            <text:p>0</text:p>
          </table:table-cell>
          <table:table-cell table:style-name="ce60"/>
          <table:table-cell table:number-columns-repeated="1007"/>
        </table:table-row>
        <table:table-row table:style-name="ro1">
          <table:table-cell table:style-name="ce75" office:value-type="string" calcext:value-type="string">
            <text:p>Devolder, Billie</text:p>
          </table:table-cell>
          <table:table-cell table:style-name="ce78" table:formula="of:=[$'Devolder, Billie'.$C$12]" office:value-type="string" office:string-value="4.25" calcext:value-type="string">
            <text:p>4.25</text:p>
          </table:table-cell>
          <table:table-cell table:style-name="ce78" table:formula="of:=[$'Devolder, Billie'.$C$25]" office:value-type="string" office:string-value="9" calcext:value-type="string">
            <text:p>9</text:p>
          </table:table-cell>
          <table:table-cell table:style-name="ce78" table:formula="of:=[$'Devolder, Billie'.$C$38]" office:value-type="string" office:string-value="16.5" calcext:value-type="string">
            <text:p>16.5</text:p>
          </table:table-cell>
          <table:table-cell table:style-name="ce78" table:formula="of:=[$'Devolder, Billie'.$C$54]" office:value-type="string" office:string-value="33" calcext:value-type="string">
            <text:p>33</text:p>
          </table:table-cell>
          <table:table-cell table:style-name="ce78" table:formula="of:=[$'Devolder, Billie'.$C$70]" office:value-type="string" office:string-value="22" calcext:value-type="string">
            <text:p>22</text:p>
          </table:table-cell>
          <table:table-cell table:style-name="ce78" table:formula="of:=[$'Devolder, Billie'.$C$82]" office:value-type="string" office:string-value="12.5" calcext:value-type="string">
            <text:p>12.5</text:p>
          </table:table-cell>
          <table:table-cell table:style-name="ce78" table:formula="of:=[$'Devolder, Billie'.$H$12]" office:value-type="string" office:string-value="6" calcext:value-type="string">
            <text:p>6</text:p>
          </table:table-cell>
          <table:table-cell table:style-name="ce78" table:formula="of:=[$'Devolder, Billie'.$H$25]" office:value-type="string" office:string-value="21" calcext:value-type="string">
            <text:p>21</text:p>
          </table:table-cell>
          <table:table-cell table:style-name="ce78" table:formula="of:=[$'Devolder, Billie'.$H$38]" office:value-type="string" office:string-value="14" calcext:value-type="string">
            <text:p>14</text:p>
          </table:table-cell>
          <table:table-cell table:style-name="ce78" table:formula="of:=[$'Devolder, Billie'.$H$54]" office:value-type="string" office:string-value="20" calcext:value-type="string">
            <text:p>20</text:p>
          </table:table-cell>
          <table:table-cell table:style-name="ce78" table:formula="of:=[$'Devolder, Billie'.$H$70]" office:value-type="string" office:string-value="7" calcext:value-type="string">
            <text:p>7</text:p>
          </table:table-cell>
          <table:table-cell table:style-name="ce78" table:formula="of:=[$'Devolder, Billie'.$H$82]" office:value-type="string" office:string-value="21.5" calcext:value-type="string">
            <text:p>21.5</text:p>
          </table:table-cell>
          <table:table-cell table:style-name="ce78" table:formula="of:=[$'Devolder, Billie'.$M$12]" office:value-type="string" office:string-value="4" calcext:value-type="string">
            <text:p>4</text:p>
          </table:table-cell>
          <table:table-cell table:style-name="ce78" table:formula="of:=[$'Devolder, Billie'.$M$24]" office:value-type="string" office:string-value="0" calcext:value-type="string">
            <text:p>0</text:p>
          </table:table-cell>
          <table:table-cell table:style-name="ce81" table:formula="of:=SUM([.B3:.O3])" office:value-type="float" office:value="0" calcext:value-type="float">
            <text:p>0</text:p>
          </table:table-cell>
          <table:table-cell table:style-name="ce60"/>
          <table:table-cell table:number-columns-repeated="1007"/>
        </table:table-row>
        <table:table-row table:style-name="ro1">
          <table:table-cell table:style-name="ce75" office:value-type="string" calcext:value-type="string">
            <text:p>Knockaert, Jarre</text:p>
          </table:table-cell>
          <table:table-cell table:style-name="ce78" table:formula="of:=[$'Knockaert, Jarre'.$C$12]" office:value-type="string" office:string-value="4" calcext:value-type="string">
            <text:p>4</text:p>
          </table:table-cell>
          <table:table-cell table:style-name="ce78" table:formula="of:=[$'Knockaert, Jarre'.$C$24]" office:value-type="string" office:string-value="10.25" calcext:value-type="string">
            <text:p>10.25</text:p>
          </table:table-cell>
          <table:table-cell table:style-name="ce78" table:formula="of:=[$'Knockaert, Jarre'.$C$37]" office:value-type="string" office:string-value="13.5" calcext:value-type="string">
            <text:p>13.5</text:p>
          </table:table-cell>
          <table:table-cell table:style-name="ce78" table:formula="of:=[$'Knockaert, Jarre'.$C$49]" office:value-type="string" office:string-value="36" calcext:value-type="string">
            <text:p>36</text:p>
          </table:table-cell>
          <table:table-cell table:style-name="ce78" table:formula="of:=[$'Knockaert, Jarre'.$C$63]" office:value-type="string" office:string-value="36.5" calcext:value-type="string">
            <text:p>36.5</text:p>
          </table:table-cell>
          <table:table-cell table:style-name="ce78" table:formula="of:=[$'Knockaert, Jarre'.$C$75]" office:value-type="string" office:string-value="25" calcext:value-type="string">
            <text:p>25</text:p>
          </table:table-cell>
          <table:table-cell table:style-name="ce78" table:formula="of:=[$'Knockaert, Jarre'.$H$12]" office:value-type="string" office:string-value="20.5" calcext:value-type="string">
            <text:p>20.5</text:p>
          </table:table-cell>
          <table:table-cell table:style-name="ce78" table:formula="of:=[$'Knockaert, Jarre'.$H$24]" office:value-type="string" office:string-value="15" calcext:value-type="string">
            <text:p>15</text:p>
          </table:table-cell>
          <table:table-cell table:style-name="ce78" table:formula="of:=[$'Knockaert, Jarre'.$H$37]" office:value-type="string" office:string-value="27.75" calcext:value-type="string">
            <text:p>27.75</text:p>
          </table:table-cell>
          <table:table-cell table:style-name="ce78" table:formula="of:=[$'Knockaert, Jarre'.$H$49]" office:value-type="string" office:string-value="10.5" calcext:value-type="string">
            <text:p>10.5</text:p>
          </table:table-cell>
          <table:table-cell table:style-name="ce78" table:formula="of:=[$'Knockaert, Jarre'.$H$63]" office:value-type="string" office:string-value="12.5" calcext:value-type="string">
            <text:p>12.5</text:p>
          </table:table-cell>
          <table:table-cell table:style-name="ce78" table:formula="of:=[$'Knockaert, Jarre'.$H$75]" office:value-type="string" office:string-value="16.5" calcext:value-type="string">
            <text:p>16.5</text:p>
          </table:table-cell>
          <table:table-cell table:style-name="ce78" table:formula="of:=[$'Knockaert, Jarre'.$M$12]" office:value-type="string" office:string-value="3" calcext:value-type="string">
            <text:p>3</text:p>
          </table:table-cell>
          <table:table-cell table:style-name="ce78" table:formula="of:=[$'Knockaert, Jarre'.$M$24]" office:value-type="string" office:string-value="0" calcext:value-type="string">
            <text:p>0</text:p>
          </table:table-cell>
          <table:table-cell table:style-name="ce81" table:formula="of:=SUM([.B4:.O4])" office:value-type="float" office:value="0" calcext:value-type="float">
            <text:p>0</text:p>
          </table:table-cell>
          <table:table-cell table:style-name="ce60"/>
          <table:table-cell table:number-columns-repeated="1007"/>
        </table:table-row>
        <table:table-row table:style-name="ro1">
          <table:table-cell table:style-name="ce75" office:value-type="string" calcext:value-type="string">
            <text:p>Persoon, Sam</text:p>
          </table:table-cell>
          <table:table-cell table:style-name="ce78" table:formula="of:=[$'Persoon, Sam'.$C$12]" office:value-type="string" office:string-value="5.25" calcext:value-type="string">
            <text:p>5.25</text:p>
          </table:table-cell>
          <table:table-cell table:style-name="ce78" table:formula="of:=[$'Persoon, Sam'.$C$24]" office:value-type="string" office:string-value="12.75" calcext:value-type="string">
            <text:p>12.75</text:p>
          </table:table-cell>
          <table:table-cell table:style-name="ce78" table:formula="of:=[$'Persoon, Sam'.$C$36]" office:value-type="string" office:string-value="15.5" calcext:value-type="string">
            <text:p>15.5</text:p>
          </table:table-cell>
          <table:table-cell table:style-name="ce78" table:formula="of:=[$'Persoon, Sam'.$C$48]" office:value-type="string" office:string-value="28.5" calcext:value-type="string">
            <text:p>28.5</text:p>
          </table:table-cell>
          <table:table-cell table:style-name="ce78" table:formula="of:=[$'Persoon, Sam'.$C$60]" office:value-type="string" office:string-value="32.5" calcext:value-type="string">
            <text:p>32.5</text:p>
          </table:table-cell>
          <table:table-cell table:style-name="ce78" table:formula="of:=[$'Persoon, Sam'.$C$72]" office:value-type="string" office:string-value="7" calcext:value-type="string">
            <text:p>7</text:p>
          </table:table-cell>
          <table:table-cell table:style-name="ce78" table:formula="of:=[$'Persoon, Sam'.$H$12]" office:value-type="string" office:string-value="9.75" calcext:value-type="string">
            <text:p>9.75</text:p>
          </table:table-cell>
          <table:table-cell table:style-name="ce78" table:formula="of:=[$'Persoon, Sam'.$H$24]" office:value-type="string" office:string-value="14" calcext:value-type="string">
            <text:p>14</text:p>
          </table:table-cell>
          <table:table-cell table:style-name="ce78" table:formula="of:=[$'Persoon, Sam'.$H$36]" office:value-type="string" office:string-value="11" calcext:value-type="string">
            <text:p>11</text:p>
          </table:table-cell>
          <table:table-cell table:style-name="ce78" table:formula="of:=[$'Persoon, Sam'.$H$48]" office:value-type="string" office:string-value="19.5" calcext:value-type="string">
            <text:p>19.5</text:p>
          </table:table-cell>
          <table:table-cell table:style-name="ce78" table:formula="of:=[$'Persoon, Sam'.$H$60]" office:value-type="string" office:string-value="13" calcext:value-type="string">
            <text:p>13</text:p>
          </table:table-cell>
          <table:table-cell table:style-name="ce78" table:formula="of:=[$'Persoon, Sam'.$H$72]" office:value-type="string" office:string-value="19" calcext:value-type="string">
            <text:p>19</text:p>
          </table:table-cell>
          <table:table-cell table:style-name="ce78" table:formula="of:=[$'Persoon, Sam'.$M$12]" office:value-type="string" office:string-value="0" calcext:value-type="string">
            <text:p>0</text:p>
          </table:table-cell>
          <table:table-cell table:style-name="ce78" table:formula="of:=[$'Persoon, Sam'.$M$24]" office:value-type="string" office:string-value="0" calcext:value-type="string">
            <text:p>0</text:p>
          </table:table-cell>
          <table:table-cell table:style-name="ce81" table:formula="of:=SUM([.B5:.O5])" office:value-type="float" office:value="0" calcext:value-type="float">
            <text:p>0</text:p>
          </table:table-cell>
          <table:table-cell table:style-name="ce60"/>
          <table:table-cell table:number-columns-repeated="1007"/>
        </table:table-row>
        <table:table-row table:style-name="ro1">
          <table:table-cell table:style-name="ce75" office:value-type="string" calcext:value-type="string">
            <text:p>Van Renterghem, Jorg</text:p>
          </table:table-cell>
          <table:table-cell table:style-name="ce78" table:formula="of:=[$'Van Renterghem, Jorg'.$C$12]" office:value-type="string" office:string-value="3.75" calcext:value-type="string">
            <text:p>3.75</text:p>
          </table:table-cell>
          <table:table-cell table:style-name="ce78" table:formula="of:=[$'Van Renterghem, Jorg'.$C$24]" office:value-type="string" office:string-value="10.25" calcext:value-type="string">
            <text:p>10.25</text:p>
          </table:table-cell>
          <table:table-cell table:style-name="ce78" table:formula="of:=[$'Van Renterghem, Jorg'.$C$37]" office:value-type="string" office:string-value="13" calcext:value-type="string">
            <text:p>13</text:p>
          </table:table-cell>
          <table:table-cell table:style-name="ce78" table:formula="of:=[$'Van Renterghem, Jorg'.$C$49]" office:value-type="string" office:string-value="36.5" calcext:value-type="string">
            <text:p>36.5</text:p>
          </table:table-cell>
          <table:table-cell table:style-name="ce78" table:formula="of:=[$'Van Renterghem, Jorg'.$C$61]" office:value-type="string" office:string-value="31" calcext:value-type="string">
            <text:p>31</text:p>
          </table:table-cell>
          <table:table-cell table:style-name="ce78" table:formula="of:=[$'Van Renterghem, Jorg'.$C$73]" office:value-type="string" office:string-value="5" calcext:value-type="string">
            <text:p>5</text:p>
          </table:table-cell>
          <table:table-cell table:style-name="ce78" table:formula="of:=[$'Van Renterghem, Jorg'.$H$12]" office:value-type="string" office:string-value="11.5" calcext:value-type="string">
            <text:p>11.5</text:p>
          </table:table-cell>
          <table:table-cell table:style-name="ce78" table:formula="of:=[$'Van Renterghem, Jorg'.$H$24]" office:value-type="string" office:string-value="17" calcext:value-type="string">
            <text:p>17</text:p>
          </table:table-cell>
          <table:table-cell table:style-name="ce78" table:formula="of:=[$'Van Renterghem, Jorg'.$H$37]" office:value-type="string" office:string-value="10" calcext:value-type="string">
            <text:p>10</text:p>
          </table:table-cell>
          <table:table-cell table:style-name="ce78" table:formula="of:=[$'Van Renterghem, Jorg'.$H$49]" office:value-type="string" office:string-value="22.5" calcext:value-type="string">
            <text:p>22.5</text:p>
          </table:table-cell>
          <table:table-cell table:style-name="ce78" table:formula="of:=[$'Van Renterghem, Jorg'.$H$61]" office:value-type="string" office:string-value="8" calcext:value-type="string">
            <text:p>8</text:p>
          </table:table-cell>
          <table:table-cell table:style-name="ce78" table:formula="of:=[$'Van Renterghem, Jorg'.$H$73]" office:value-type="string" office:string-value="15.5" calcext:value-type="string">
            <text:p>15.5</text:p>
          </table:table-cell>
          <table:table-cell table:style-name="ce78" table:formula="of:=[$'Van Renterghem, Jorg'.$M$12]" office:value-type="string" office:string-value="0" calcext:value-type="string">
            <text:p>0</text:p>
          </table:table-cell>
          <table:table-cell table:style-name="ce78" table:formula="of:=[$'Van Renterghem, Jorg'.$M$24]" office:value-type="string" office:string-value="0" calcext:value-type="string">
            <text:p>0</text:p>
          </table:table-cell>
          <table:table-cell table:style-name="ce81" table:formula="of:=SUM([.B6:.O6])" office:value-type="float" office:value="0" calcext:value-type="float">
            <text:p>0</text:p>
          </table:table-cell>
          <table:table-cell table:style-name="ce60"/>
          <table:table-cell table:number-columns-repeated="1007"/>
        </table:table-row>
        <table:table-row table:style-name="ro1">
          <table:table-cell table:style-name="ce75" office:value-type="string" calcext:value-type="string">
            <text:p>Van Roose, Tomas</text:p>
          </table:table-cell>
          <table:table-cell table:style-name="ce78" table:formula="of:=[$'Van Roose, Tomas'.$C$12]" office:value-type="string" office:string-value="9.25" calcext:value-type="string">
            <text:p>9.25</text:p>
          </table:table-cell>
          <table:table-cell table:style-name="ce78" table:formula="of:=[$'Van Roose, Tomas'.$C$24]" office:value-type="string" office:string-value="23" calcext:value-type="string">
            <text:p>23</text:p>
          </table:table-cell>
          <table:table-cell table:style-name="ce78" table:formula="of:=[$'Van Roose, Tomas'.$C$36]" office:value-type="string" office:string-value="15.5" calcext:value-type="string">
            <text:p>15.5</text:p>
          </table:table-cell>
          <table:table-cell table:style-name="ce78" table:formula="of:=[$'Van Roose, Tomas'.$C$48]" office:value-type="string" office:string-value="19" calcext:value-type="string">
            <text:p>19</text:p>
          </table:table-cell>
          <table:table-cell table:style-name="ce78" table:formula="of:=[$'Van Roose, Tomas'.$C$60]" office:value-type="string" office:string-value="25.5" calcext:value-type="string">
            <text:p>25.5</text:p>
          </table:table-cell>
          <table:table-cell table:style-name="ce78" table:formula="of:=[$'Van Roose, Tomas'.$C$72]" office:value-type="string" office:string-value="10" calcext:value-type="string">
            <text:p>10</text:p>
          </table:table-cell>
          <table:table-cell table:style-name="ce78" table:formula="of:=[$'Van Roose, Tomas'.$H$12]" office:value-type="string" office:string-value="9.5" calcext:value-type="string">
            <text:p>9.5</text:p>
          </table:table-cell>
          <table:table-cell table:style-name="ce78" table:formula="of:=[$'Van Roose, Tomas'.$H$24]" office:value-type="string" office:string-value="17" calcext:value-type="string">
            <text:p>17</text:p>
          </table:table-cell>
          <table:table-cell table:style-name="ce78" table:formula="of:=[$'Van Roose, Tomas'.$H$36]" office:value-type="string" office:string-value="0" calcext:value-type="string">
            <text:p>0</text:p>
          </table:table-cell>
          <table:table-cell table:style-name="ce78" table:formula="of:=[$'Van Roose, Tomas'.$H$48]" office:value-type="string" office:string-value="21" calcext:value-type="string">
            <text:p>21</text:p>
          </table:table-cell>
          <table:table-cell table:style-name="ce78" table:formula="of:=[$'Van Roose, Tomas'.$H$60]" office:value-type="string" office:string-value="8" calcext:value-type="string">
            <text:p>8</text:p>
          </table:table-cell>
          <table:table-cell table:style-name="ce78" table:formula="of:=[$'Van Roose, Tomas'.$H$72]" office:value-type="string" office:string-value="15" calcext:value-type="string">
            <text:p>15</text:p>
          </table:table-cell>
          <table:table-cell table:style-name="ce78" table:formula="of:=[$'Van Roose, Tomas'.$M$12]" office:value-type="string" office:string-value="2.5" calcext:value-type="string">
            <text:p>2.5</text:p>
          </table:table-cell>
          <table:table-cell table:style-name="ce78" table:formula="of:=[$'Van Roose, Tomas'.$M$24]" office:value-type="string" office:string-value="0" calcext:value-type="string">
            <text:p>0</text:p>
          </table:table-cell>
          <table:table-cell table:style-name="ce81" table:formula="of:=SUM([.B7:.O7])" office:value-type="float" office:value="0" calcext:value-type="float">
            <text:p>0</text:p>
          </table:table-cell>
          <table:table-cell table:style-name="ce60"/>
          <table:table-cell table:number-columns-repeated="1007"/>
        </table:table-row>
        <table:table-row table:style-name="ro1">
          <table:table-cell table:style-name="ce75" office:value-type="string" calcext:value-type="string">
            <text:p>Verschelden, Freek</text:p>
          </table:table-cell>
          <table:table-cell table:style-name="ce78" table:formula="of:=[$'Verschelden, Freek'.$C$12]" office:value-type="string" office:string-value="1.75" calcext:value-type="string">
            <text:p>1.75</text:p>
          </table:table-cell>
          <table:table-cell table:style-name="ce78" table:formula="of:=[$'Verschelden, Freek'.$C$24]" office:value-type="string" office:string-value="14" calcext:value-type="string">
            <text:p>14</text:p>
          </table:table-cell>
          <table:table-cell table:style-name="ce78" table:formula="of:=[$'Verschelden, Freek'.$C$36]" office:value-type="string" office:string-value="19" calcext:value-type="string">
            <text:p>19</text:p>
          </table:table-cell>
          <table:table-cell table:style-name="ce78" table:formula="of:=[$'Verschelden, Freek'.$C$48]" office:value-type="string" office:string-value="35.25" calcext:value-type="string">
            <text:p>35.25</text:p>
          </table:table-cell>
          <table:table-cell table:style-name="ce78" table:formula="of:=[$'Verschelden, Freek'.$C$60]" office:value-type="string" office:string-value="29.5" calcext:value-type="string">
            <text:p>29.5</text:p>
          </table:table-cell>
          <table:table-cell table:style-name="ce78" table:formula="of:=[$'Verschelden, Freek'.$C$72]" office:value-type="string" office:string-value="16" calcext:value-type="string">
            <text:p>16</text:p>
          </table:table-cell>
          <table:table-cell table:style-name="ce78" table:formula="of:=[$'Verschelden, Freek'.$H$12]" office:value-type="string" office:string-value="17" calcext:value-type="string">
            <text:p>17</text:p>
          </table:table-cell>
          <table:table-cell table:style-name="ce78" table:formula="of:=[$'Verschelden, Freek'.$H$24]" office:value-type="string" office:string-value="12" calcext:value-type="string">
            <text:p>12</text:p>
          </table:table-cell>
          <table:table-cell table:style-name="ce78" table:formula="of:=[$'Verschelden, Freek'.$H$36]" office:value-type="string" office:string-value="10.5" calcext:value-type="string">
            <text:p>10.5</text:p>
          </table:table-cell>
          <table:table-cell table:style-name="ce78" table:formula="of:=[$'Verschelden, Freek'.$H$48]" office:value-type="string" office:string-value="23.5" calcext:value-type="string">
            <text:p>23.5</text:p>
          </table:table-cell>
          <table:table-cell table:style-name="ce78" table:formula="of:=[$'Verschelden, Freek'.$H$60]" office:value-type="string" office:string-value="12.5" calcext:value-type="string">
            <text:p>12.5</text:p>
          </table:table-cell>
          <table:table-cell table:style-name="ce78" table:formula="of:=[$'Verschelden, Freek'.$H$72]" office:value-type="string" office:string-value="17" calcext:value-type="string">
            <text:p>17</text:p>
          </table:table-cell>
          <table:table-cell table:style-name="ce78" table:formula="of:=[$'Verschelden, Freek'.$M$12]" office:value-type="string" office:string-value="0" calcext:value-type="string">
            <text:p>0</text:p>
          </table:table-cell>
          <table:table-cell table:style-name="ce78" table:formula="of:=[$'Verschelden, Freek'.$M$24]" office:value-type="string" office:string-value="0" calcext:value-type="string">
            <text:p>0</text:p>
          </table:table-cell>
          <table:table-cell table:style-name="ce81" table:formula="of:=SUM([.B8:.O8])" office:value-type="float" office:value="0" calcext:value-type="float">
            <text:p>0</text:p>
          </table:table-cell>
          <table:table-cell table:style-name="ce60"/>
          <table:table-cell table:number-columns-repeated="1007"/>
        </table:table-row>
        <table:table-row table:style-name="ro3">
          <table:table-cell table:style-name="ce76" office:value-type="string" calcext:value-type="string">
            <text:p>Totaal groep per week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93.75" calcext:value-type="float">
            <text:p>93.75</text:p>
          </table:table-cell>
          <table:table-cell table:style-name="ce79" office:value-type="float" office:value="106.5" calcext:value-type="float">
            <text:p>106.5</text:p>
          </table:table-cell>
          <table:table-cell table:style-name="ce79" office:value-type="float" office:value="213.75" calcext:value-type="float">
            <text:p>213.75</text:p>
          </table:table-cell>
          <table:table-cell table:style-name="ce79" office:value-type="float" office:value="213.5" calcext:value-type="float">
            <text:p>213.5</text:p>
          </table:table-cell>
          <table:table-cell table:style-name="ce79" office:value-type="float" office:value="77.5" calcext:value-type="float">
            <text:p>77.5</text:p>
          </table:table-cell>
          <table:table-cell table:style-name="ce79" office:value-type="float" office:value="91" calcext:value-type="float">
            <text:p>91</text:p>
          </table:table-cell>
          <table:table-cell table:style-name="ce79" office:value-type="float" office:value="114.5" calcext:value-type="float">
            <text:p>114.5</text:p>
          </table:table-cell>
          <table:table-cell table:style-name="ce79" office:value-type="float" office:value="84.25" calcext:value-type="float">
            <text:p>84.25</text:p>
          </table:table-cell>
          <table:table-cell table:style-name="ce79" office:value-type="float" office:value="131" calcext:value-type="float">
            <text:p>131</text:p>
          </table:table-cell>
          <table:table-cell table:style-name="ce79" office:value-type="float" office:value="78" calcext:value-type="float">
            <text:p>78</text:p>
          </table:table-cell>
          <table:table-cell table:style-name="ce79" office:value-type="float" office:value="122.5" calcext:value-type="float">
            <text:p>122.5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0" calcext:value-type="float">
            <text:p>0</text:p>
          </table:table-cell>
          <table:table-cell table:style-name="ce81" table:formula="of:=SUM([.B9:.O9])" office:value-type="float" office:value="1377.25" calcext:value-type="float">
            <text:p>1377.25</text:p>
          </table:table-cell>
          <table:table-cell table:number-columns-repeated="1008"/>
        </table:table-row>
        <table:table-row table:style-name="ro1">
          <table:table-cell table:style-name="ce60" table:number-columns-repeated="15"/>
          <table:table-cell table:number-columns-repeated="1009"/>
        </table:table-row>
        <table:table-row table:style-name="ro1">
          <table:table-cell table:style-name="ce60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80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60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taal.B2:Totaal.O8">
            <calcext:condition calcext:apply-style-name="ConditionalStyle_1" calcext:value="&gt;20" calcext:base-cell-address="Totaal.B2"/>
          </calcext:conditional-format>
          <calcext:conditional-format calcext:target-range-address="Totaal.B2:Totaal.O8">
            <calcext:condition calcext:apply-style-name="ConditionalStyle_2" calcext:value="between(10,20)" calcext:base-cell-address="Totaal.B2"/>
          </calcext:conditional-format>
          <calcext:conditional-format calcext:target-range-address="Totaal.B2:Totaal.O8">
            <calcext:condition calcext:apply-style-name="ConditionalStyle_3" calcext:value="&lt;10" calcext:base-cell-address="Tota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date-style style:name="N127">
      <number:day/>
      <number:text>/</number:text>
      <number:month/>
    </number:date-style>
    <number:date-style style:name="N128">
      <number:day/>
      <number:text>/</number:text>
      <number:month/>
      <number:text>/</number:text>
      <number:year/>
    </number:date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date-style style:name="N130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  <style:style style:name="ConditionalStyle_5f_2" style:display-name="ConditionalStyle_2" style:family="table-cell" style:parent-style-name="Default">
      <style:table-cell-properties fo:background-color="#b7e1cd" fo:border="none"/>
    </style:style>
    <style:style style:name="ConditionalStyle_5f_3" style:display-name="ConditionalStyle_3" style:family="table-cell" style:parent-style-name="Default">
      <style:table-cell-properties fo:background-color="transparent" fo:border="none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6:09:32.159867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09T16:09:55.798284465</dc:date>
    <meta:editing-duration>PT23S</meta:editing-duration>
    <meta:editing-cycles>1</meta:editing-cycles>
    <meta:document-statistic meta:table-count="8" meta:cell-count="2102" meta:object-count="0"/>
  </office:meta>
</office:document-meta>
</file>